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c1c1c" draw:fill="none" draw:textarea-horizontal-align="justify" draw:textarea-vertical-align="middle" draw:auto-grow-height="false" fo:min-height="1.195cm" fo:min-width="6.0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1c1c1c" draw:fill="solid" draw:fill-color="#729fcf" draw:textarea-horizontal-align="justify" draw:textarea-vertical-align="middle" draw:auto-grow-height="false" fo:min-height="1.195cm" fo:min-width="6.039cm"/>
    </style:style>
    <style:style style:name="gr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P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729fcf"/>
      <style:paragraph-properties fo:text-align="center"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P7" style:family="paragraph">
      <loext:graphic-properties draw:fill="none"/>
      <style:paragraph-properties fo:text-align="center"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539cm" svg:height="1.445cm" svg:x="10.578cm" svg:y="0.717cm">
          <text:p text:style-name="P1">AndroidManifest.xm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75cm" svg:y1="6.367cm" svg:x2="10.49cm" svg:y2="7.036cm">
          <text:p/>
        </draw:line>
        <draw:custom-shape draw:style-name="gr1" draw:text-style-name="P2" draw:layer="layout" svg:width="6.539cm" svg:height="1.445cm" svg:x="13.645cm" svg:y="11.991cm">
          <text:p text:style-name="P1">Main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39cm" svg:height="1.445cm" svg:x="0.402cm" svg:y="4.467cm">
          <text:p text:style-name="P1">Login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39cm" svg:height="1.445cm" svg:x="10.814cm" svg:y="5.77cm">
          <text:p text:style-name="P1">SignupActivity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2cm" svg:y1="2.738cm" svg:x2="20.609cm" svg:y2="5.895cm">
          <text:p/>
        </draw:line>
        <draw:line draw:style-name="gr2" draw:text-style-name="P2" draw:layer="layout" svg:x1="10.579cm" svg:y1="2.162cm" svg:x2="4.967cm" svg:y2="3.806cm">
          <text:p/>
        </draw:line>
        <draw:line draw:style-name="gr3" draw:text-style-name="P2" draw:layer="layout" svg:x1="13.74cm" svg:y1="2.613cm" svg:x2="14.111cm" svg:y2="5.384cm">
          <text:p/>
        </draw:line>
        <draw:custom-shape draw:style-name="gr1" draw:text-style-name="P2" draw:layer="layout" svg:width="6.539cm" svg:height="1.445cm" svg:x="19.03cm" svg:y="6.42cm">
          <text:p text:style-name="P1">AccountSettingAcitivity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925cm" svg:height="0.962cm" svg:x="6.266cm" svg:y="4.808cm">
          <draw:text-box>
            <text:p>“dontHaveAccount”</text:p>
          </draw:text-box>
        </draw:frame>
        <draw:frame draw:style-name="gr5" draw:text-style-name="P3" draw:layer="layout" svg:width="10.305cm" svg:height="1.673cm" svg:x="5.71cm" svg:y="7.472cm">
          <draw:text-box>
            <text:p>“alreadyhaveaccount”</text:p>
          </draw:text-box>
        </draw:frame>
        <draw:line draw:style-name="gr2" draw:text-style-name="P2" draw:layer="layout" svg:x1="10.814cm" svg:y1="7.472cm" svg:x2="5.802cm" svg:y2="6.747cm">
          <text:p/>
        </draw:line>
        <draw:line draw:style-name="gr2" draw:text-style-name="P2" draw:layer="layout" svg:x1="8.169cm" svg:y1="10.59cm" svg:x2="12.718cm" svg:y2="12.254cm">
          <text:p/>
        </draw:line>
        <draw:line draw:style-name="gr2" draw:text-style-name="P2" draw:layer="layout" svg:x1="15.391cm" svg:y1="8.123cm" svg:x2="16.087cm" svg:y2="11.419cm">
          <text:p/>
        </draw:line>
        <draw:custom-shape draw:style-name="gr1" draw:text-style-name="P5" draw:layer="layout" svg:width="6.539cm" svg:height="1.445cm" svg:x="1.63cm" svg:y="9.145cm">
          <text:p text:style-name="P4"><text:span text:style-name="T1">FirebaseAut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24cm" svg:y1="5.912cm" svg:x2="3.713cm" svg:y2="9.145cm">
          <text:p/>
        </draw:line>
        <draw:custom-shape draw:style-name="gr6" draw:text-style-name="P6" draw:layer="layout" svg:width="6.539cm" svg:height="1.445cm" svg:x="-1.665cm" svg:y="12.109cm">
          <text:p text:style-name="P4"><text:span text:style-name="T1">Authetica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-2.506cm" svg:y1="15.278cm" svg:x2="-0.325cm" svg:y2="13.554cm">
          <text:p/>
        </draw:line>
        <draw:custom-shape draw:style-name="gr1" draw:text-style-name="P7" draw:layer="layout" svg:width="6.539cm" svg:height="1.445cm" svg:x="1.63cm" svg:y="9.145cm">
          <text:p text:style-name="P4"><text:span text:style-name="T1">FirebaseAuth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539cm" svg:height="1.445cm" svg:x="-5.842cm" svg:y="15.126cm">
          <text:p text:style-name="P4"><text:span text:style-name="T1">OurDatabas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279cm" svg:y1="12.109cm" svg:x2="2.46cm" svg:y2="10.59cm">
          <text:p/>
        </draw:line>
        <draw:line draw:style-name="gr7" draw:text-style-name="P2" draw:layer="layout" svg:x1="4.874cm" svg:y1="12.845cm" svg:x2="13.758cm" svg:y2="7.215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5:39:18.414173537</meta:creation-date>
    <dc:date>2020-06-11T16:40:49.400838732</dc:date>
    <meta:editing-duration>PT38S</meta:editing-duration>
    <meta:editing-cycles>2</meta:editing-cycles>
    <meta:generator>LibreOffice/6.0.7.3$Linux_X86_64 LibreOffice_project/00m0$Build-3</meta:generator>
    <meta:document-statistic meta:object-count="45"/>
  </office:meta>
</office:document-meta>
</file>